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4.6056in" style:rel-column-width="6632*"/>
    </style:style>
    <style:style style:name="Headline.B" style:family="table-column">
      <style:table-column-properties style:column-width="2.3194in" style:rel-column-width="3340*"/>
    </style:style>
    <style:style style:name="Headline.A1" style:family="table-cell">
      <style:table-cell-properties fo:padding="0.0382in" fo:border="none"/>
    </style:style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1.2458in" style:rel-column-width="1794*"/>
    </style:style>
    <style:style style:name="Exposure.B" style:family="table-column">
      <style:table-column-properties style:column-width="5.6792in" style:rel-column-width="8178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3" style:family="table-row">
      <style:table-row-properties style:min-row-height="0.0715in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 style:shadow="none"/>
    </style:style>
    <style:style style:name="Projects.A" style:family="table-column">
      <style:table-column-properties style:column-width="1.25in" style:rel-column-width="1800*"/>
    </style:style>
    <style:style style:name="Projects.B" style:family="table-column">
      <style:table-column-properties style:column-width="5.675in" style:rel-column-width="8172*"/>
    </style:style>
    <style:style style:name="Projects.A1" style:family="table-cell">
      <style:table-cell-properties fo:padding="0.0201in" fo:border-left="0.05pt solid #cccccc" fo:border-right="none" fo:border-top="0.05pt solid #cccccc" fo:border-bottom="none"/>
    </style:style>
    <style:style style:name="Projects.B1" style:family="table-cell">
      <style:table-cell-properties fo:padding="0.0201in" fo:border-left="none" fo:border-right="0.05pt solid #cccccc" fo:border-top="0.05pt solid #cccccc" fo:border-bottom="none"/>
    </style:style>
    <style:style style:name="Projects.A2" style:family="table-cell">
      <style:table-cell-properties fo:padding="0.0201in" fo:border-left="0.05pt solid #cccccc" fo:border-right="none" fo:border-top="none" fo:border-bottom="none"/>
    </style:style>
    <style:style style:name="Projects.B2" style:family="table-cell">
      <style:table-cell-properties fo:padding="0.0201in" fo:border-left="none" fo:border-right="0.05pt solid #cccccc" fo:border-top="none" fo:border-bottom="none"/>
    </style:style>
    <style:style style:name="Projects.A3" style:family="table-cell">
      <style:table-cell-properties fo:padding="0.0201in" fo:border-left="0.05pt solid #cccccc" fo:border-right="none" fo:border-top="none" fo:border-bottom="0.05pt solid #cccccc"/>
    </style:style>
    <style:style style:name="Projects.B3" style:family="table-cell">
      <style:table-cell-properties fo:padding="0.0201in" fo:border-left="none" fo:border-right="0.05pt solid #cccccc" fo:border-top="none" fo:border-bottom="0.05pt solid #cccccc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1.25in" style:rel-column-width="1800*"/>
    </style:style>
    <style:style style:name="Table2.B" style:family="table-column">
      <style:table-column-properties style:column-width="5.675in" style:rel-column-width="8172*"/>
    </style:style>
    <style:style style:name="Table2.A1" style:family="table-cell">
      <style:table-cell-properties fo:padding="0.0382in" fo:border-left="0.05pt solid #cccccc" fo:border-right="none" fo:border-top="0.05pt solid #cccccc" fo:border-bottom="0.05pt solid #cccccc"/>
    </style:style>
    <style:style style:name="Table2.B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B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Heading_20_3">
      <style:text-properties officeooo:paragraph-rsid="005b45cf"/>
    </style:style>
    <style:style style:name="P2" style:family="paragraph" style:parent-style-name="Heading_20_3">
      <style:text-properties officeooo:paragraph-rsid="007aab51"/>
    </style:style>
    <style:style style:name="P3" style:family="paragraph" style:parent-style-name="Heading_20_3">
      <style:text-properties officeooo:paragraph-rsid="007d5ffc"/>
    </style:style>
    <style:style style:name="P4" style:family="paragraph">
      <style:text-properties officeooo:paragraph-rsid="006080ad"/>
    </style:style>
    <style:style style:name="P5" style:family="paragraph" style:parent-style-name="Heading_20_1">
      <style:text-properties officeooo:rsid="004739f4"/>
    </style:style>
    <style:style style:name="P6" style:family="paragraph" style:parent-style-name="Heading_20_4">
      <style:text-properties officeooo:paragraph-rsid="0082d58f"/>
    </style:style>
    <style:style style:name="P7" style:family="paragraph" style:parent-style-name="Heading_20_2">
      <style:text-properties officeooo:paragraph-rsid="00790d17"/>
    </style:style>
    <style:style style:name="P8" style:family="paragraph" style:parent-style-name="Heading_20_5">
      <style:text-properties officeooo:paragraph-rsid="00851da6"/>
    </style:style>
    <style:style style:name="P9" style:family="paragraph" style:parent-style-name="Table_20_Contents">
      <style:text-properties officeooo:rsid="004a1818" officeooo:paragraph-rsid="006f9997"/>
    </style:style>
    <style:style style:name="P10" style:family="paragraph" style:parent-style-name="Table_20_Contents">
      <style:text-properties officeooo:rsid="004a1818" officeooo:paragraph-rsid="00717e3f"/>
    </style:style>
    <style:style style:name="P11" style:family="paragraph" style:parent-style-name="Table_20_Contents">
      <style:text-properties officeooo:rsid="004b160b" officeooo:paragraph-rsid="00717e3f"/>
    </style:style>
    <style:style style:name="P12" style:family="paragraph" style:parent-style-name="Table_20_Contents">
      <style:text-properties officeooo:rsid="004bc641" officeooo:paragraph-rsid="00717e3f"/>
    </style:style>
    <style:style style:name="P13" style:family="paragraph" style:parent-style-name="Text_20_body">
      <style:text-properties officeooo:paragraph-rsid="005e3ccf"/>
    </style:style>
    <style:style style:name="P14" style:family="paragraph" style:parent-style-name="Text_20_body" style:list-style-name="L1">
      <style:text-properties officeooo:paragraph-rsid="007aab51"/>
    </style:style>
    <style:style style:name="P15" style:family="paragraph" style:parent-style-name="Text_20_body">
      <style:text-properties officeooo:paragraph-rsid="008da8f4"/>
    </style:style>
    <style:style style:name="P16" style:family="paragraph" style:parent-style-name="Text_20_body">
      <style:text-properties officeooo:paragraph-rsid="0090ae68"/>
    </style:style>
    <style:style style:name="P17" style:family="paragraph" style:parent-style-name="Text_20_body" style:list-style-name="L2">
      <style:text-properties officeooo:paragraph-rsid="00917436"/>
    </style:style>
    <style:style style:name="P18" style:family="paragraph" style:parent-style-name="Text_20_body" style:list-style-name="L2">
      <style:text-properties officeooo:paragraph-rsid="009d611d"/>
    </style:style>
    <style:style style:name="P19" style:family="paragraph" style:parent-style-name="Text_20_body" style:list-style-name="L2">
      <style:text-properties officeooo:paragraph-rsid="00a00986"/>
    </style:style>
    <style:style style:name="P20" style:family="paragraph" style:parent-style-name="Text_20_body" style:list-style-name="L3">
      <style:text-properties officeooo:paragraph-rsid="00932f36"/>
    </style:style>
    <style:style style:name="P21" style:family="paragraph" style:parent-style-name="Text_20_body" style:list-style-name="L3">
      <style:text-properties officeooo:paragraph-rsid="00941daf"/>
    </style:style>
    <style:style style:name="P22" style:family="paragraph" style:parent-style-name="Text_20_body" style:list-style-name="L3">
      <style:text-properties officeooo:paragraph-rsid="00949ab2"/>
    </style:style>
    <style:style style:name="P23" style:family="paragraph" style:parent-style-name="Text_20_body" style:list-style-name="L3">
      <style:text-properties officeooo:paragraph-rsid="0095a206"/>
    </style:style>
    <style:style style:name="P24" style:family="paragraph" style:parent-style-name="Text_20_body" style:list-style-name="L3">
      <style:text-properties officeooo:paragraph-rsid="009608d5"/>
    </style:style>
    <style:style style:name="P25" style:family="paragraph" style:parent-style-name="Text_20_body" style:list-style-name="L3">
      <style:text-properties officeooo:paragraph-rsid="009d6038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e3ccf"/>
    </style:style>
    <style:style style:name="T4" style:family="text">
      <style:text-properties officeooo:rsid="005ec268"/>
    </style:style>
    <style:style style:name="T5" style:family="text">
      <style:text-properties officeooo:rsid="006080ad"/>
    </style:style>
    <style:style style:name="T6" style:family="text">
      <style:text-properties officeooo:rsid="00621511"/>
    </style:style>
    <style:style style:name="T7" style:family="text">
      <style:text-properties officeooo:rsid="0062e1fd"/>
    </style:style>
    <style:style style:name="T8" style:family="text">
      <style:text-properties officeooo:rsid="0068e402"/>
    </style:style>
    <style:style style:name="T9" style:family="text">
      <style:text-properties officeooo:rsid="006e90c8"/>
    </style:style>
    <style:style style:name="T10" style:family="text">
      <style:text-properties officeooo:rsid="006f9997"/>
    </style:style>
    <style:style style:name="T11" style:family="text">
      <style:text-properties officeooo:rsid="00763241"/>
    </style:style>
    <style:style style:name="T12" style:family="text">
      <style:text-properties officeooo:rsid="00783cc7"/>
    </style:style>
    <style:style style:name="T13" style:family="text">
      <style:text-properties officeooo:rsid="0078f496"/>
    </style:style>
    <style:style style:name="T14" style:family="text">
      <style:text-properties officeooo:rsid="00790d17"/>
    </style:style>
    <style:style style:name="T15" style:family="text">
      <style:text-properties officeooo:rsid="007aab51"/>
    </style:style>
    <style:style style:name="T16" style:family="text">
      <style:text-properties officeooo:rsid="007f071c"/>
    </style:style>
    <style:style style:name="T17" style:family="text">
      <style:text-properties officeooo:rsid="0082d58f"/>
    </style:style>
    <style:style style:name="T18" style:family="text">
      <style:text-properties officeooo:rsid="00851da6"/>
    </style:style>
    <style:style style:name="T19" style:family="text">
      <style:text-properties officeooo:rsid="0085f124"/>
    </style:style>
    <style:style style:name="T20" style:family="text">
      <style:text-properties officeooo:rsid="0086dd26"/>
    </style:style>
    <style:style style:name="T21" style:family="text">
      <style:text-properties officeooo:rsid="00872c31"/>
    </style:style>
    <style:style style:name="T22" style:family="text">
      <style:text-properties officeooo:rsid="0087e449"/>
    </style:style>
    <style:style style:name="T23" style:family="text">
      <style:text-properties officeooo:rsid="008a1901"/>
    </style:style>
    <style:style style:name="T24" style:family="text">
      <style:text-properties officeooo:rsid="008bc4cd"/>
    </style:style>
    <style:style style:name="T25" style:family="text">
      <style:text-properties officeooo:rsid="008da8f4"/>
    </style:style>
    <style:style style:name="T26" style:family="text">
      <style:text-properties officeooo:rsid="008f6b1a"/>
    </style:style>
    <style:style style:name="T27" style:family="text">
      <style:text-properties officeooo:rsid="00905e39"/>
    </style:style>
    <style:style style:name="T28" style:family="text">
      <style:text-properties officeooo:rsid="00917436"/>
    </style:style>
    <style:style style:name="T29" style:family="text">
      <style:text-properties officeooo:rsid="00932f36"/>
    </style:style>
    <style:style style:name="T30" style:family="text">
      <style:text-properties officeooo:rsid="00941daf"/>
    </style:style>
    <style:style style:name="T31" style:family="text">
      <style:text-properties officeooo:rsid="00949ab2"/>
    </style:style>
    <style:style style:name="T32" style:family="text">
      <style:text-properties officeooo:rsid="0095a206"/>
    </style:style>
    <style:style style:name="T33" style:family="text">
      <style:text-properties officeooo:rsid="009608d5"/>
    </style:style>
    <style:style style:name="T34" style:family="text">
      <style:text-properties officeooo:rsid="009896a9"/>
    </style:style>
    <style:style style:name="T35" style:family="text">
      <style:text-properties officeooo:rsid="009a52ff"/>
    </style:style>
    <style:style style:name="T36" style:family="text">
      <style:text-properties officeooo:rsid="009b6e96"/>
    </style:style>
    <style:style style:name="T37" style:family="text">
      <style:text-properties officeooo:rsid="009d6038"/>
    </style:style>
    <style:style style:name="T38" style:family="text">
      <style:text-properties officeooo:rsid="009d611d"/>
    </style:style>
    <style:style style:name="T39" style:family="text">
      <style:text-properties officeooo:rsid="009e9b32"/>
    </style:style>
    <style:style style:name="T40" style:family="text">
      <style:text-properties officeooo:rsid="00a009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row>
          <table:table-cell table:style-name="Headline.A1" office:value-type="string">
            <text:h text:style-name="P5" text:outline-level="1">Brian Lauber</text:h>
            <text:h text:style-name="P7" text:outline-level="2"><text:span text:style-name="T14">Software Generalist</text:span></text:h>
          </table:table-cell>
          <table:table-cell table:style-name="Headline.A1" office:value-type="string">
            <text:p text:style-name="P9"><text:span text:style-name="T10">2921 Wickersham Way, Apt. 203</text:span></text:p>
            <text:p text:style-name="P9"><text:span text:style-name="T10">Falls Church, VA 22042</text:span></text:p>
            <text:p text:style-name="P9"><text:span text:style-name="T10"/></text:p>
            <text:p text:style-name="P9"><text:span text:style-name="T10">216-394-2081</text:span></text:p>
            <text:p text:style-name="P9"><text:span text:style-name="T10"/></text:p>
            <text:p text:style-name="P9"><text:span text:style-name="T10">constructible.truth@gmail.com</text:span></text:p>
          </table:table-cell>
        </table:table-row>
      </table:table>
      <text:h text:style-name="P1" text:outline-level="3"><text:span text:style-name="T2">Summary</text:span></text:h>
      <text:p text:style-name="P13"><text:span text:style-name="T2">I am a technology enthusiast who enjoys all aspects of software creation. <text:s/></text:span><text:span text:style-name="T3">Although I am excited to introduce new technologies into </text:span><text:span text:style-name="T4">my activities, I understand the importance of software discipline to achieve longterm, lasting result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Blog</text:p>
          </table:table-cell>
          <table:table-cell table:style-name="Table2.B1" office:value-type="string">
            <text:p text:style-name="P10">https://briandamaged.org/blog/</text:p>
          </table:table-cell>
        </table:table-row>
        <table:table-row>
          <table:table-cell table:style-name="Table2.A2" office:value-type="string">
            <text:p text:style-name="Table_20_Heading">GitHub</text:p>
          </table:table-cell>
          <table:table-cell table:style-name="Table2.B2" office:value-type="string">
            <text:p text:style-name="P12">https://github.com/briandamaged</text:p>
          </table:table-cell>
        </table:table-row>
        <table:table-row>
          <table:table-cell table:style-name="Table2.A2" office:value-type="string">
            <text:p text:style-name="Table_20_Heading">LinkedIn</text:p>
          </table:table-cell>
          <table:table-cell table:style-name="Table2.B2" office:value-type="string">
            <text:p text:style-name="P11">http://www.linkedin.com/pub/brian-lauber/19/979/261</text:p>
          </table:table-cell>
        </table:table-row>
      </table:table>
      <text:h text:outline-level="3"><text:span text:style-name="T5">Professional Skill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6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 table:style-name="Exposure.3"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<text:span text:style-name="T23">MS Build</text:span>, Setuptools, Make, Rake, Paver, <text:span text:style-name="T8">Hudson, Jenkins</text:span>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Operating 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Test<text:span text:style-name="T7">ing Tools</text:span></text:p>
          </table:table-cell>
          <table:table-cell table:style-name="Exposure.B2" office:value-type="string">
            <text:p text:style-name="Table_20_Contents">QTP, Selenium, <text:span text:style-name="T31">LoadRunner, </text:span><text:span text:style-name="T9">Fortify SCA</text:span>, RSpec, JUnit, <text:span text:style-name="T7">Quality Center, Test Rail, Test 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</table:table>
      <text:h text:style-name="P3" text:outline-level="3"><text:span text:style-name="T11">Professional </text:span>Experience</text:h>
      <text:h text:style-name="P6" text:outline-level="4"><text:span text:style-name="T17">Cigital Inc.<text:tab/>(June 2008 – Present)</text:span></text:h>
      <text:p text:style-name="P15"><text:span text:style-name="T25">My time at Cigital has introduced me to many different facets of software development. <text:s/></text:span><text:span text:style-name="T26">My responsibilities have covered a vast area, including: quality assurance, software development, configuration management, operations, and security.</text:span></text:p>
      <text:h text:style-name="Heading_20_5" text:outline-level="5"><text:span text:style-name="T12">Senior Software Engineer<text:tab/></text:span><text:span text:style-name="T19">(January 2012 – Present)</text:span></text:h>
      <text:p text:style-name="P16"><text:span text:style-name="T27">As senior software engineer, I serve as the technical lead for 2 projects. <text:s/></text:span><text:span text:style-name="T27"><text:s text:c="2"/></text:span></text:p>
      <text:h text:style-name="P8" text:outline-level="5"><text:soft-page-break/><text:span text:style-name="T18">Quality Assurance Lead<text:tab/></text:span><text:span text:style-name="T20">(January 2011 – December 2011)</text:span></text:h>
      <text:p text:style-name="Text_20_body"><text:span text:style-name="T12"/></text:p>
      <text:h text:style-name="Heading_20_5" text:outline-level="5"><text:span text:style-name="T12">Security Consult</text:span><text:span text:style-name="T13">ant</text:span><text:span text:style-name="T12"><text:tab/></text:span><text:span text:style-name="T21">(January 2010 – December 2010)</text:span></text:h>
      <text:list xml:id="list1314658647" text:style-name="L2">
        <text:list-item>
          <text:p text:style-name="P17"><text:span text:style-name="T28">Conducted static-analysis code reviews of customer code using Fortify SCA.</text:span></text:p>
        </text:list-item>
        <text:list-item>
          <text:p text:style-name="P17"><text:span text:style-name="T28">Authored a training course on how to introduce security practices into quality assurance.</text:span></text:p>
        </text:list-item>
        <text:list-item>
          <text:p text:style-name="P17"><text:span text:style-name="T28">Delivered security training to customers.</text:span></text:p>
        </text:list-item>
        <text:list-item>
          <text:p text:style-name="P18"><text:span text:style-name="T38">Implemented a Rails application that housed standardized descriptions of security vulnerabilities for use in Cigital </text:span><text:span text:style-name="T39">deliverables</text:span><text:span text:style-name="T38">.</text:span></text:p>
        </text:list-item>
        <text:list-item>
          <text:p text:style-name="P19"><text:span text:style-name="T40">Trained Cigital consultants on how to conduct security code reviews for Ruby on Rails.</text:span></text:p>
        </text:list-item>
      </text:list>
      <text:h text:style-name="Heading_20_5" text:outline-level="5"><text:span text:style-name="T24">Quality Assurance Automation</text:span><text:span text:style-name="T13"> Engineer<text:tab/></text:span><text:span text:style-name="T22">(June 2008 – December 2009)</text:span></text:h>
      <text:list xml:id="list192280615" text:style-name="L3">
        <text:list-item>
          <text:p text:style-name="P20"><text:span text:style-name="T29">Implemented automated test cases </text:span><text:span text:style-name="T34">that </text:span><text:span text:style-name="T35">periodically introduced common user blunders.</text:span></text:p>
        </text:list-item>
        <text:list-item>
          <text:p text:style-name="P21"><text:span text:style-name="T30">Designed a metadata-driven automation framework built on top of QTP. <text:s/></text:span><text:span text:style-name="T36">This framework was adopted as a cornerstone of the customer's automation practices.</text:span></text:p>
        </text:list-item>
        <text:list-item>
          <text:p text:style-name="P25"><text:span text:style-name="T37">Trained QA teams on how to implement maintainable automation solutions.</text:span></text:p>
        </text:list-item>
        <text:list-item>
          <text:p text:style-name="P22"><text:span text:style-name="T31">Conducted load tests using LoadRunner.</text:span></text:p>
        </text:list-item>
        <text:list-item>
          <text:p text:style-name="P24"><text:span text:style-name="T33">Constructed dedicated testing clusters for QTP and LoadRunner.</text:span></text:p>
        </text:list-item>
        <text:list-item>
          <text:p text:style-name="P23"><text:span text:style-name="T32">Deployed and managed Quality Center.</text:span></text:p>
        </text:list-item>
      </text:list>
      <text:h text:style-name="P2" text:outline-level="3"><text:span text:style-name="T15">Education</text:span></text:h>
      <text:list xml:id="list1752148092" text:style-name="L1">
        <text:list-item>
          <text:p text:style-name="P14"><text:span text:style-name="T16">Bachelors of Science in Mathematics (Case Western Reserve University)</text:span></text:p>
        </text:list-item>
      </text:list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table:style-name="Projects.A1" office:value-type="string">
            <text:p text:style-name="Table_20_Heading">Tolerable</text:p>
            <text:p text:style-name="Table_20_Heading"/>
          </table:table-cell>
          <table:table-cell table:style-name="Projects.B1" office:value-type="string">
            <text:p text:style-name="Table_20_Contents">Extends VBScript to add anonymous functions, inheritance, and meta-programming.</text:p>
            <text:p text:style-name="Table_20_Contents"/>
            <text:p text:style-name="Table_20_Contents">https://github.com/briandamaged/tolerable</text:p>
          </table:table-cell>
        </table:table-row>
        <table:table-row>
          <table:table-cell table:style-name="Projects.A2" office:value-type="string">
            <text:p text:style-name="Table_20_Heading">Unobservable</text:p>
          </table:table-cell>
          <table:table-cell table:style-name="Projects.B2" office:value-type="string">
            <text:p text:style-name="Table_20_Contents">Extends Ruby's object model to support .NET-style events.</text:p>
            <text:p text:style-name="Table_20_Contents"/>
            <text:p text:style-name="Table_20_Contents">https://github.com/briandamaged/unobservable</text:p>
          </table:table-cell>
        </table:table-row>
        <table:table-row>
          <table:table-cell table:style-name="Projects.A3" office:value-type="string">
            <text:p text:style-name="Table_20_Heading">B-Lazy</text:p>
          </table:table-cell>
          <table:table-cell table:style-name="Projects.B3" office:value-type="string">
            <text:p text:style-name="Table_20_Contents">Extends Ruby's Enumerable mixin to support lazy evaluation.</text:p>
            <text:p text:style-name="Table_20_Contents"/>
            <text:p text:style-name="Table_20_Contents">https://github.com/briandamaged/b-lazy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99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5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fo:background-color="transparent" style:shadow="none" text:number-lines="false" text:line-number="0">
        <style:background-image/>
      </style:paragraph-properties>
      <style:text-properties fo:color="#4c4c4c" fo:font-size="10.5pt" fo:font-style="normal" fo:font-weight="bold" style:font-size-asian="10.5pt" style:font-weight-asian="bold" style:font-weight-complex="bold" style:font-relief="none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-0.25in" fo:margin-right="-0.25in" fo:text-indent="0in" style:auto-text-indent="false"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01in" fo:margin-bottom="0.0799in" style:contextual-spacing="false"/>
      <style:text-properties fo:color="#4c4c4c" style:text-outline="fals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-0.1in" fo:margin-right="0in" fo:text-indent="0in" style:auto-text-indent="false" fo:padding="0.0201in" fo:border-left="none" fo:border-right="none" fo:border-top="none" fo:border-bottom="0.06pt solid #cccccc" style:shadow="none">
        <style:tab-stops>
          <style:tab-stop style:position="7in" style:type="right"/>
        </style:tab-stops>
      </style:paragraph-properties>
      <style:text-properties fo:font-size="8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>
        <style:tab-stops>
          <style:tab-stop style:position="7in" style:type="right"/>
        </style:tab-stops>
      </style:paragraph-properties>
      <style:text-properties fo:font-size="60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7T03:39:17</dc:date>
    <meta:editing-duration>PT20H7M57S</meta:editing-duration>
    <meta:editing-cycles>153</meta:editing-cycles>
    <meta:generator>LibreOffice/3.6$MacOSX_x86 LibreOffice_project/58f22d5-270d05a-e2abed1-ea17a85-9b5702</meta:generator>
    <meta:document-statistic meta:table-count="4" meta:image-count="0" meta:object-count="0" meta:page-count="2" meta:paragraph-count="69" meta:word-count="416" meta:character-count="3115" meta:non-whitespace-character-count="2773"/>
  </office:meta>
</office:document-meta>
</file>